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Bean.addContext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Bean.Us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Bean.getPi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Bean.getContextItem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Bea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Bean.setPictur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